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ce087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ca9e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ce087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d0d48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d1256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d1ac3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officeooo:rsid="004804ae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officeooo:rsid="047da547"/>
    </style:style>
    <style:style style:name="T31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style:font-size-asian="12pt" style:font-size-complex="12pt"/>
    </style:style>
    <style:style style:name="T335" style:family="text">
      <style:text-properties officeooo:rsid="04473353"/>
    </style:style>
    <style:style style:name="T33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officeooo:rsid="0aace3cd"/>
    </style:style>
    <style:style style:name="T340" style:family="text">
      <style:text-properties officeooo:rsid="0b952edb"/>
    </style:style>
    <style:style style:name="T341" style:family="text">
      <style:text-properties fo:font-size="8pt" style:font-size-asian="8pt" style:font-size-complex="8pt" loext:padding="0.049cm" loext:border="0.31pt solid #000000"/>
    </style:style>
    <style:style style:name="T342" style:family="text">
      <style:text-properties officeooo:rsid="0394a435"/>
    </style:style>
    <style:style style:name="T343" style:family="text">
      <style:text-properties officeooo:rsid="0cf7e116"/>
    </style:style>
    <style:style style:name="T344" style:family="text">
      <style:text-properties officeooo:rsid="0de11971"/>
    </style:style>
    <style:style style:name="T345" style:family="text">
      <style:text-properties officeooo:rsid="01657261" style:font-size-complex="12pt"/>
    </style:style>
    <style:style style:name="T346" style:family="text">
      <style:text-properties officeooo:rsid="0e5635a7"/>
    </style:style>
    <style:style style:name="T347" style:family="text">
      <style:text-properties officeooo:rsid="0e56c5f4"/>
    </style:style>
    <style:style style:name="T348" style:family="text">
      <style:text-properties officeooo:rsid="0e80285f"/>
    </style:style>
    <style:style style:name="T349" style:family="text">
      <style:text-properties officeooo:rsid="0e838e2a"/>
    </style:style>
    <style:style style:name="T350" style:family="text">
      <style:text-properties officeooo:rsid="0e83c34e"/>
    </style:style>
    <style:style style:name="T35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style:font-size-asian="12pt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7" style:family="text">
      <style:text-properties officeooo:rsid="0ece087f"/>
    </style:style>
    <style:style style:name="T368" style:family="text">
      <style:text-properties officeooo:rsid="0ed302c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83"><text:span text:style-name="T368">Deze</text:span><text:span text:style-name="T342"> LTS-versie (</text:span><text:span text:style-name="T344">LTS=</text:span><text:span text:style-name="T342">Long-Term Support, langetermijnondersteuning) </text:span><text:span text:style-name="T266">wordt </text:span><text:span text:style-name="T271">vanaf vrijgave </text:span><text:span text:style-name="T267">vijf</text:span><text:span text:style-name="T266"> jaar onder</text:span><text:span text:style-name="T273">houden </text:span><text:span text:style-name="T277">(</text:span><text:span text:style-name="T270">april</text:span><text:span text:style-name="T268"> 202</text:span><text:span text:style-name="T270">2</text:span><text:span text:style-name="T271"> </text:span><text:span text:style-name="T266">tot </text:span><text:span text:style-name="T270">april</text:span><text:span text:style-name="T265"> </text:span><text:span text:style-name="T266">202</text:span><text:span text:style-name="T270">7</text:span><text:span text:style-name="T277">)</text:span><text:span text:style-name="T269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8">voor</text:span><text:span text:style-name="T309"> </text:span><text:span text:style-name="T310">deze en andere </text:span><text:span text:style-name="T311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2">(zie toelichting)</text:span><text:span text:style-name="T17">:</text:span></text:p>
      <text:p text:style-name="P2"><text:span text:style-name="Definition"><text:span text:style-name="T329">g</text:span></text:span><text:span text:style-name="Definition"><text:span text:style-name="T328">ebruiker</text:span></text:span><text:span text:style-name="Definition"><text:span text:style-name="T317"><text:tab/><text:tab/></text:span></text:span><text:span text:style-name="Definition"><text:span text:style-name="T334"> <text:tab/><text:tab/></text:span></text:span><text:span text:style-name="T318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8"><text:tab/></text:span><text:span text:style-name="T319">(</text:span><text:span text:style-name="T314">volledige naam, bijv. </text:span><text:span text:style-name="T316">J</text:span><text:span text:style-name="T333">a</text:span><text:span text:style-name="T316">n </text:span><text:span text:style-name="T333">Jansen</text:span><text:span text:style-name="T315">)</text:span></text:p>
      <text:p text:style-name="Standard"><text:span text:style-name="Definition"><text:span text:style-name="T329">g</text:span></text:span><text:span text:style-name="Definition"><text:span text:style-name="T328">ebruikersnaam</text:span></text:span><text:span text:style-name="Definition"><text:span text:style-name="T313"><text:tab/></text:span></text:span><text:span text:style-name="Definition"><text:span text:style-name="T313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13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31">c</text:span></text:span><text:span text:style-name="Definition"><text:span text:style-name="T330">omputernaam</text:span></text:span><text:span text:style-name="Definition"><text:span text:style-name="T320"><text:tab/><text:tab/></text:span></text:span><text:span text:style-name="Definition"><text:span text:style-name="T318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8"><text:tab/></text:span></text:span><text:span text:style-name="Definition"><text:span text:style-name="T321">(</text:span></text:span><text:span text:style-name="Definition"><text:span text:style-name="T322">naam van de compute</text:span></text:span><text:span text:style-name="Definition"><text:span text:style-name="T323">r, </text:span></text:span><text:span text:style-name="Definition"><text:span text:style-name="T324">bijv. </text:span></text:span><text:span text:style-name="Definition"><text:span text:style-name="T325">pc02</text:span></text:span><text:span text:style-name="Definition"><text:span text:style-name="T321">)</text:span></text:span></text:p>
      <text:p text:style-name="P1"><text:span text:style-name="Definition"><text:span text:style-name="T329">o</text:span></text:span><text:span text:style-name="Definition"><text:span text:style-name="T328">pstartmenu</text:span></text:span><text:span text:style-name="Definition"><text:span text:style-name="T318"><text:tab/><text:tab/><text:tab/></text:span></text:span><text:span text:style-name="Definition"><text:span text:style-name="T318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8"><text:tab/></text:span></text:span><text:span text:style-name="Definition"><text:span text:style-name="T321">(</text:span></text:span><text:span text:style-name="Definition"><text:span text:style-name="T322">to</text:span></text:span><text:span text:style-name="Definition"><text:span text:style-name="T326">ets voor het opstartmedium</text:span></text:span><text:span text:style-name="Definition"><text:span text:style-name="T327">)</text:span></text:span></text:p>
      <text:p text:style-name="P1"><text:span text:style-name="Definition"><text:span text:style-name="T331">i</text:span></text:span><text:span text:style-name="Definition"><text:span text:style-name="T332">nstellingen</text:span></text:span><text:span text:style-name="T321"><text:tab/><text:tab/> <text:tab/></text:span><text:span text:style-name="T321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21"><text:tab/>(</text:span><text:span text:style-name="T322">toets voor het BIOS/UEFI-scherm</text:span><text:span text:style-name="T321">)</text:span></text:p>
      <text:p text:style-name="P3"><text:span text:style-name="Definition"><text:span text:style-name="T352">g</text:span></text:span><text:span text:style-name="Definition"><text:span text:style-name="T351">ebruiker</text:span></text:span><text:span text:style-name="Definition"><text:span text:style-name="T353">2</text:span></text:span><text:span text:style-name="Definition"><text:span text:style-name="T354"><text:tab/></text:span></text:span><text:span text:style-name="Definition"><text:span text:style-name="T364"> <text:tab/><text:tab/></text:span></text:span><text:span text:style-name="T355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5"><text:tab/></text:span><text:span text:style-name="T356">(</text:span><text:span text:style-name="T357">volledige naam </text:span><text:span text:style-name="T358">evt. 2</text:span><text:span text:style-name="T365">e</text:span><text:span text:style-name="T358"> gebruiker</text:span><text:span text:style-name="T359">)</text:span></text:p>
      <text:p text:style-name="P72"><text:span text:style-name="Definition"><text:span text:style-name="T352">g</text:span></text:span><text:span text:style-name="Definition"><text:span text:style-name="T351">ebruikersnaam</text:span></text:span><text:span text:style-name="Definition"><text:span text:style-name="T353">2</text:span></text:span><text:span text:style-name="Definition"><text:span text:style-name="T360"><text:tab/></text:span></text:span><text:span text:style-name="Definition"><text:span text:style-name="T360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60"><text:tab/></text:span></text:span><text:span text:style-name="T361">(korte naam</text:span><text:span text:style-name="T362"> </text:span><text:span text:style-name="T363">evt. 2</text:span><text:span text:style-name="T366">e</text:span><text:span text:style-name="T363"> gebruiker</text:span><text:span text:style-name="T361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4064829379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0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41">Super</text:span>-toets <text:span text:style-name="T216">is </text:span>de Windows<text:span text:style-name="T343">-</text:span><text:span text:style-name="T340">toets</text:span>, <text:span text:style-name="T343">C</text:span>ommand-<text:span text:style-name="T340">toets</text:span>, of <text:span text:style-name="T343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182753351633294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8">een </text:span><text:span text:style-name="T278"><text:reference-ref text:reference-format="text" text:ref-name="Distributie">Ubuntu</text:reference-ref></text:span><text:span text:style-name="T278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35">Vanaf ee</text:span>n Live <text:span text:style-name="T339">USB-stick </text:span><text:span text:style-name="T346">(</text:span><text:span text:style-name="T339">of </text:span><text:span text:style-name="T347">cd/dvd</text:span><text:span text:style-name="T346">)</text:span><text:span text:style-name="T19"> </text:span>kunt <text:span text:style-name="T335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7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6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5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80">het gewenste </text:span></text:span><text:span text:style-name="Strong_20_Emphasis"><text:span text:style-name="T295">Installatie type</text:span></text:span><text:span text:style-name="Strong_20_Emphasis"><text:span text:style-name="T280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81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2">O</text:span></text:span><text:span text:style-name="Strong_20_Emphasis"><text:span text:style-name="T283">p </text:span></text:span><text:span text:style-name="Strong_20_Emphasis"><text:span text:style-name="T284">het </text:span></text:span><text:span text:style-name="Strong_20_Emphasis"><text:span text:style-name="T285">scherm </text:span></text:span><text:span text:style-name="Strong_20_Emphasis"><text:span text:style-name="T296">Waar bevindt u zich?</text:span></text:span><text:span text:style-name="Strong_20_Emphasis"><text:span text:style-name="T285"> </text:span></text:span><text:span text:style-name="Strong_20_Emphasis"><text:span text:style-name="T286">controleer </text:span></text:span><text:span text:style-name="Strong_20_Emphasis"><text:span text:style-name="T287">de </text:span></text:span><text:span text:style-name="Strong_20_Emphasis"><text:span text:style-name="T286">locatie en </text:span></text:span><text:span text:style-name="Strong_20_Emphasis"><text:span text:style-name="T282">klik </text:span></text:span><text:span text:style-name="Strong_20_Emphasis"><text:span text:style-name="T285">op </text:span></text:span><text:span text:style-name="Strong_20_Emphasis"><text:span text:style-name="T296">Verder</text:span></text:span><text:span text:style-name="Strong_20_Emphasis"><text:span text:style-name="T28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7">Op </text:span><text:span text:style-name="T298">het </text:span><text:span text:style-name="T296">scherm </text:span><text:span text:style-name="Strong_20_Emphasis"><text:span text:style-name="T296">Wie bent u?</text:span></text:span><text:span text:style-name="T296"> </text:span><text:span text:style-name="T297">vul </text:span><text:span text:style-name="T299">in </text:span><text:span text:style-name="Strong_20_Emphasis"><text:span text:style-name="T300">Uw n</text:span></text:span><text:span text:style-name="Strong_20_Emphasis"><text:span text:style-name="T301">aam</text:span></text:span><text:span text:style-name="Strong_20_Emphasis"><text:span text:style-name="T288"> </text:span></text:span><text:span text:style-name="Definition"><text:span text:style-name="T5">gebruiker</text:span></text:span><text:span text:style-name="Strong_20_Emphasis"><text:span text:style-name="T289">, <text:line-break/></text:span></text:span><text:span text:style-name="Strong_20_Emphasis"><text:span text:style-name="T301">Naam </text:span></text:span><text:span text:style-name="Strong_20_Emphasis"><text:span text:style-name="T300">van uw </text:span></text:span><text:span text:style-name="Strong_20_Emphasis"><text:span text:style-name="T302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8">,<text:line-break/></text:span></text:span><text:span text:style-name="Strong_20_Emphasis"><text:span text:style-name="T300">Kies een g</text:span></text:span><text:span text:style-name="Strong_20_Emphasis"><text:span text:style-name="T302">ebruikersnaam</text:span></text:span><text:span text:style-name="Strong_20_Emphasis"><text:span text:style-name="T288"> </text:span></text:span><text:span text:style-name="Definition"><text:span text:style-name="T5">gebruikersnaam</text:span></text:span><text:span text:style-name="Strong_20_Emphasis"><text:span text:style-name="T288">,<text:line-break/></text:span></text:span><text:span text:style-name="Strong_20_Emphasis"><text:span text:style-name="T290">g</text:span></text:span><text:span text:style-name="Strong_20_Emphasis"><text:span text:style-name="T279">eef tweemaal een </text:span></text:span><text:span text:style-name="Strong_20_Emphasis"><text:span text:style-name="T294">wachtwoord</text:span></text:span><text:span text:style-name="Strong_20_Emphasis"><text:span text:style-name="T279">,</text:span></text:span><text:span text:style-name="Strong_20_Emphasis"><text:span text:style-name="T291"> </text:span></text:span><text:span text:style-name="Strong_20_Emphasis"><text:span text:style-name="T292">en</text:span></text:span><text:span text:style-name="Strong_20_Emphasis"><text:span text:style-name="T291"> </text:span></text:span><text:span text:style-name="Strong_20_Emphasis"><text:span text:style-name="T293">k</text:span></text:span><text:span text:style-name="Strong_20_Emphasis"><text:span text:style-name="T279">lik op </text:span></text:span><text:span text:style-name="Strong_20_Emphasis"><text:span text:style-name="T294">Verder</text:span></text:span><text:span text:style-name="Strong_20_Emphasis"><text:span text:style-name="T279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182753330425522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49">Debian-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182753304511389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41">Super</text:span>-toets <text:span text:style-name="T216">is </text:span>de Windows<text:span text:style-name="T343">-</text:span><text:span text:style-name="T340">toets</text:span>, <text:span text:style-name="T343">C</text:span>ommand-<text:span text:style-name="T340">toets</text:span>, of <text:span text:style-name="T343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303">Geschreven </text:span></text:span><text:span text:style-name="Emphasis"><text:span text:style-name="T307">in </text:span></text:span><text:span text:style-name="Emphasis"><text:span text:style-name="T306">2022 </text:span></text:span><text:span text:style-name="Emphasis"><text:span text:style-name="T303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4">Karel Zimmer</text:span></text:span></text:a><text:span text:style-name="Emphasis"><text:span text:style-name="T30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5">Creative Commons Publiek Domein Verklaring</text:span></text:span></text:a><text:span text:style-name="Emphasis"><text:span text:style-name="T30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24T18:27:52.771232575">24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24T18:27:52.581087270</dc:date>
    <meta:keyword>Installatie</meta:keyword>
    <meta:keyword>Checklist</meta:keyword>
    <meta:keyword>Linux</meta:keyword>
    <meta:editing-cycles>6550</meta:editing-cycles>
    <meta:editing-duration>P11DT14H20M5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18" meta:character-count="4956" meta:non-whitespace-character-count="4262"/>
    <meta:user-defined meta:name="Info 1"/>
    <meta:user-defined meta:name="Info 2"/>
    <meta:user-defined meta:name="Info 3"/>
    <meta:user-defined meta:name="Info 4"/>
  </office:meta>
</office:document-meta>
</file>